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00171" style:font-weight-asian="normal" style:font-weight-complex="normal"/>
    </style:style>
    <style:style style:name="P3" style:family="paragraph" style:parent-style-name="Standard">
      <style:paragraph-properties fo:text-align="start" style:justify-single-word="false"/>
      <style:text-properties fo:font-weight="normal" officeooo:rsid="00000171" officeooo:paragraph-rsid="00065942" style:font-weight-asian="normal" style:font-weight-complex="normal"/>
    </style:style>
    <style:style style:name="P4"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P5" style:family="paragraph" style:parent-style-name="Heading_20_1">
      <style:paragraph-properties fo:margin-top="0.3299in" fo:margin-bottom="0.0799in" loext:contextual-spacing="false" fo:text-align="center" style:justify-single-word="false" style:writing-mode="lr-tb"/>
      <style:text-properties fo:font-weight="bold" officeooo:rsid="00000171" officeooo:paragraph-rsid="000bffc6" style:font-weight-asian="bold" style:font-weight-complex="bold"/>
    </style:style>
    <style:style style:name="P6"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P7" style:family="paragraph" style:parent-style-name="Standard">
      <style:paragraph-properties fo:text-align="justify" style:justify-single-word="false"/>
      <style:text-properties fo:font-weight="normal" officeooo:rsid="00000171" officeooo:paragraph-rsid="00116c25" style:font-weight-asian="normal" style:font-weight-complex="normal"/>
    </style:style>
    <style:style style:name="P8" style:family="paragraph" style:parent-style-name="Standard">
      <style:paragraph-properties fo:text-align="justify" style:justify-single-word="false"/>
      <style:text-properties fo:font-weight="normal" officeooo:rsid="00000171" officeooo:paragraph-rsid="0015e21b" style:font-weight-asian="normal" style:font-weight-complex="normal"/>
    </style:style>
    <style:style style:name="T1" style:family="text">
      <style:text-properties fo:font-weight="bold" officeooo:rsid="00081f29" style:font-weight-asian="bold" style:font-weight-complex="bold"/>
    </style:style>
    <style:style style:name="T2" style:family="text">
      <style:text-properties officeooo:rsid="0000ab8e"/>
    </style:style>
    <style:style style:name="T3" style:family="text">
      <style:text-properties officeooo:rsid="0002d415"/>
    </style:style>
    <style:style style:name="T4" style:family="text">
      <style:text-properties fo:font-size="12pt" style:font-size-asian="12pt" style:font-size-complex="12pt"/>
    </style:style>
    <style:style style:name="T5" style:family="text">
      <style:text-properties fo:font-size="12pt" officeooo:rsid="000ffe42" style:font-size-asian="12pt" style:font-size-complex="12pt"/>
    </style:style>
    <style:style style:name="T6" style:family="text">
      <style:text-properties fo:font-size="12pt" officeooo:rsid="00065942" style:font-size-asian="12pt" style:font-size-complex="12pt"/>
    </style:style>
    <style:style style:name="T7" style:family="text">
      <style:text-properties fo:font-size="12pt" officeooo:rsid="00081f29" style:font-size-asian="12pt" style:font-size-complex="12pt"/>
    </style:style>
    <style:style style:name="T8" style:family="text">
      <style:text-properties fo:font-size="12pt" officeooo:rsid="0002d415" style:font-size-asian="12pt" style:font-size-complex="12pt"/>
    </style:style>
    <style:style style:name="T9" style:family="text">
      <style:text-properties fo:font-size="12pt" officeooo:rsid="00099793" style:font-size-asian="12pt" style:font-size-complex="12pt"/>
    </style:style>
    <style:style style:name="T10" style:family="text">
      <style:text-properties officeooo:rsid="00096a9c"/>
    </style:style>
    <style:style style:name="T11" style:family="text">
      <style:text-properties officeooo:rsid="00099793"/>
    </style:style>
    <style:style style:name="T12" style:family="text">
      <style:text-properties officeooo:rsid="0046b457"/>
    </style:style>
    <style:style style:name="T13" style:family="text">
      <style:text-properties officeooo:rsid="000bffc6"/>
    </style:style>
    <style:style style:name="T14" style:family="text">
      <style:text-properties fo:font-style="italic" officeooo:rsid="000bffc6" style:font-style-asian="italic" style:font-style-complex="italic"/>
    </style:style>
    <style:style style:name="T15" style:family="text">
      <style:text-properties fo:font-style="normal" officeooo:rsid="000bffc6" style:font-style-asian="normal" style:font-style-complex="normal"/>
    </style:style>
    <style:style style:name="T16" style:family="text">
      <style:text-properties fo:font-style="normal" officeooo:rsid="000d3a09" style:font-style-asian="normal" style:font-style-complex="normal"/>
    </style:style>
    <style:style style:name="T17" style:family="text">
      <style:text-properties fo:font-style="normal" officeooo:rsid="000fc1bb" style:font-style-asian="normal" style:font-style-complex="normal"/>
    </style:style>
    <style:style style:name="T18" style:family="text">
      <style:text-properties fo:font-style="normal" officeooo:rsid="00116c25" style:font-style-asian="normal" style:font-style-complex="normal"/>
    </style:style>
    <style:style style:name="T19" style:family="text">
      <style:text-properties fo:font-style="normal" officeooo:rsid="001337cc" style:font-style-asian="normal" style:font-style-complex="normal"/>
    </style:style>
    <style:style style:name="T20" style:family="text">
      <style:text-properties fo:font-style="normal" officeooo:rsid="001444e3" style:font-style-asian="normal" style:font-style-complex="normal"/>
    </style:style>
    <style:style style:name="T21" style:family="text">
      <style:text-properties fo:font-style="normal" officeooo:rsid="00153eeb" style:font-style-asian="normal" style:font-style-complex="normal"/>
    </style:style>
    <style:style style:name="T22" style:family="text">
      <style:text-properties fo:font-style="normal" officeooo:rsid="0015c285" style:font-style-asian="normal" style:font-style-complex="normal"/>
    </style:style>
    <style:style style:name="T23" style:family="text">
      <style:text-properties fo:font-style="normal" officeooo:rsid="0015e21b" style:font-style-asian="normal" style:font-style-complex="normal"/>
    </style:style>
    <style:style style:name="T24" style:family="text">
      <style:text-properties fo:font-style="normal" officeooo:rsid="00177d0c" style:font-style-asian="normal" style:font-style-complex="normal"/>
    </style:style>
    <style:style style:name="T25" style:family="text">
      <style:text-properties fo:font-style="normal" officeooo:rsid="001aeda3" style:font-style-asian="normal" style:font-style-complex="normal"/>
    </style:style>
    <style:style style:name="T26" style:family="text">
      <style:text-properties fo:font-style="normal" officeooo:rsid="001c80f6"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3">Dictionary</text:span> <text:span text:style-name="T13">Structure Encoding via Style</text:span> and <text:span text:style-name="T12">Markup Parsers</text:span></text:h>
      <text:p text:style-name="P1"/>
      <text:p text:style-name="P4"><text:tab/><text:span text:style-name="T1">Abstract</text:span></text:p>
      <text:p text:style-name="P7"><text:tab/><text:span text:style-name="T14">Textual Information</text:span> <text:span text:style-name="T13">and </text:span><text:span text:style-name="T14">Reading </text:span><text:span text:style-name="T15">are the central questions for enabling computers to process <text:s/>semantics, </text:span><text:span text:style-name="T18">i.e. to replicate human’s ability to read comprehensively. </text:span><text:span text:style-name="T15">Knowing the exact mechanisms</text:span><text:span text:style-name="T17">(models)</text:span><text:span text:style-name="T15"> and the nature</text:span><text:span text:style-name="T17">(theory)</text:span><text:span text:style-name="T15"> of these concepts would allow for </text:span><text:span text:style-name="T17">the </text:span><text:span text:style-name="T15">delegation of the task to machines,</text:span><text:span text:style-name="T16"> </text:span><text:span text:style-name="T18">via providing </text:span><text:span text:style-name="T16">explicit instructions and </text:span><text:span text:style-name="T18">digital </text:span><text:span text:style-name="T25">constructions</text:span><text:span text:style-name="T18">(abstractions) of the </text:span><text:span text:style-name="T16">data... </text:span><text:span text:style-name="T18">Authors start the paper reflecting on these topics and seeking the answers in human brain (neuro-, cognition&amp;cognitive) sciences, linguistics, and computer science. </text:span></text:p>
      <text:p text:style-name="P7"><text:span text:style-name="T18"><text:tab/>Whereas the main goal of the practical part of the work is: </text:span><text:span text:style-name="T19">obtaining an XML/TEI P5 encoding of Jumakunova’s Turkish-Kyrgyz dictionary </text:span><text:span text:style-name="T25">representing</text:span><text:span text:style-name="T20"> </text:span><text:span text:style-name="T25">its </text:span><text:span text:style-name="T20">l</text:span><text:span text:style-name="T19">exicographic structure. <text:s/></text:span><text:span text:style-name="T20">Results of the encoding should be placed </text:span><text:span text:style-name="T25">i</text:span><text:span text:style-name="T20">n the global DH repository – TextGrid – to provide the basis for further ontology creation (Schneikel, 2009). Methods and approaches should be adopted for encoding of other lexicographic </text:span><text:span text:style-name="T26">similar </text:span><text:span text:style-name="T20">resources. </text:span></text:p>
      <text:p text:style-name="P7"><text:span text:style-name="T20"><text:tab/>Processing textual information and the format choice are the questions of efficiency, convenience, and methodology soundness. Hierarchical representation of content objects (DeRose et al, 1991) was given the preference against other formats. </text:span><text:span text:style-name="T21">Text is presented in (X)HTML&amp;CSS format, what allows for easy-to-understand processing (markup transformations) and has </text:span><text:span text:style-name="T23">the</text:span><text:span text:style-name="T21"> abundance of powerful open source tools (markup and style parsers). </text:span><text:span text:style-name="T23">T</text:span><text:span text:style-name="T22">hese technologies provide </text:span><text:span text:style-name="T23">all necessary control and manipulation opportunities for textual data processing (cf Fig. 1). </text:span></text:p>
      <text:p text:style-name="P8"><text:span text:style-name="T23"><text:tab/>The workflow of the dictionary structuring runs according to the lexicographic schema and obeys up-down approach of tokenization: when larger elements (of the higher level) are tokenized first and provide the output for the next level tokenization of smaller elements and so on. This approach helps to keep logic clear and thus reduce complexity. Entity recognition task is performed relying on text style or textual content or both. </text:span></text:p>
      <text:p text:style-name="P8"><text:span text:style-name="T23"><text:tab/>Output of the processing is an XML/HTML tree directly reflecting lexicographic structure of the dictionary. Later conversion to TEI P5 terminology is </text:span><text:span text:style-name="T24">implemented. </text:span><text:span text:style-name="T18"><text:tab/></text:span></text:p>
      <text:p text:style-name="P4"><text:span text:style-name="T15"/></text:p>
      <text:p text:style-name="P4"><text:span text:style-name="T15"/></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21T17:42:45.647512642</dc:date>
    <meta:editing-duration>PT45M25S</meta:editing-duration>
    <meta:editing-cycles>16</meta:editing-cycles>
    <meta:generator>LibreOffice/5.2.3.3$Linux_x86 LibreOffice_project/d54a8868f08a7b39642414cf2c8ef2f228f780cf</meta:generator>
    <meta:document-statistic meta:table-count="0" meta:image-count="0" meta:object-count="0" meta:page-count="1" meta:paragraph-count="7" meta:word-count="309" meta:character-count="2204" meta:non-whitespace-character-count="1886"/>
  </office:meta>
</office:document-meta>
</file>